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Solutions To Potential Rails ActiveRecord SQL Injection problem</text:title></text:p>
      <text:p text:style-name="OrgTitle"/>
      <text:p text:style-name="OrgSubtitle"><text:initial-creator>Hal Henke</text:initial-creator></text:p>
      <text:p text:style-name="OrgSubtitle"/>
      <text:p text:style-name="OrgSubtitle"><text:date style:data-style-name="N75" text:date-value="2013-01-04T10:42:30+11:00">04 Jan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Summary</text:a></text:p>
          <text:p text:style-name="Contents_20_1"><text:a xlink:type="simple" xlink:href="#sec-2">2. The Problem</text:a></text:p>
          <text:p text:style-name="Contents_20_2"><text:a xlink:type="simple" xlink:href="#sec-2-1">2.1. ActiveRecord finders</text:a></text:p>
          <text:p text:style-name="Contents_20_3"><text:a xlink:type="simple" xlink:href="#sec-2-1-1">2.1.1. More on dynamic finders</text:a></text:p>
          <text:p text:style-name="Contents_20_2"><text:a xlink:type="simple" xlink:href="#sec-2-2">2.2. Other part of the problem - HMAC secret token</text:a></text:p>
          <text:p text:style-name="Contents_20_3"><text:a xlink:type="simple" xlink:href="#sec-2-2-1">2.2.1. In Rails 2.3.x this is stored in</text:a></text:p>
          <text:p text:style-name="Contents_20_1"><text:a xlink:type="simple" xlink:href="#sec-3">3. How much of a potential problem is this for MyNBCS specifically:</text:a></text:p>
          <text:p text:style-name="Contents_20_2"><text:a xlink:type="simple" xlink:href="#sec-3-1">3.1. Probably not a huge risk</text:a></text:p>
          <text:p text:style-name="Contents_20_2"><text:a xlink:type="simple" xlink:href="#sec-3-2">3.2. There may be other exploits</text:a></text:p>
          <text:p text:style-name="Contents_20_1"><text:a xlink:type="simple" xlink:href="#sec-4">4. Potential Fixes</text:a></text:p>
          <text:p text:style-name="Contents_20_1"><text:a xlink:type="simple" xlink:href="#sec-5">5. Estimated Costs for Potential Fixes</text:a></text:p>
          <text:p text:style-name="Contents_20_1"><text:a xlink:type="simple" xlink:href="#sec-6">6. Bottom Line</text:a></text:p>
        </text:index-body>
      </text:table-of-content>
      <text:h text:style-name="Heading_20_1" text:outline-level="1"><text:bookmark-start text:name="OrgXref.sec-1"/><text:bookmark text:name="sec-1"/>Summary<text:bookmark-end text:name="OrgXref.sec-1"/></text:h>
      <text:list text:continue-numbering="false" text:style-name="OrgBulletedList">
        <text:list-item>
          <text:p text:style-name="Text_20_body">
All Rails instances effected

</text:p>
        </text:list-item>
        <text:list-item>
          <text:p text:style-name="Text_20_body">
New fixes have been put out

</text:p>
          <text:list text:continue-numbering="true" text:style-name="OrgBulletedList">
            <text:list-item>
              <text:p text:style-name="Text_20_body">
fixed versions:

</text:p>
              <text:list text:continue-numbering="true" text:style-name="OrgBulletedList">
                <text:list-item>
                  <text:p text:style-name="Text_20_body">
3.0.18

</text:p>
                </text:list-item>
                <text:list-item>
                  <text:p text:style-name="Text_20_body">
3.1.9

</text:p>
                </text:list-item>
                <text:list-item>
                  <text:p text:style-name="Text_20_body">
3.2.10

</text:p>
                </text:list-item>
              </text:list>
            </text:list-item>
          </text:list>
        </text:list-item>
        <text:list-item>
          <text:p text:style-name="Text_20_body">
No fix offered for 2.3.x versions

</text:p>
        </text:list-item>
      </text:list>
      <text:h text:style-name="Heading_20_1" text:outline-level="1"><text:bookmark-start text:name="OrgXref.sec-2"/><text:bookmark text:name="sec-2"/>The Problem<text:bookmark-end text:name="OrgXref.sec-2"/></text:h>
      <text:h text:style-name="Heading_20_2" text:outline-level="2"><text:bookmark-start text:name="OrgXref.sec-2-1"/><text:bookmark text:name="sec-2-1"/>ActiveRecord finders<text:bookmark-end text:name="OrgXref.sec-2-1"/></text:h>
      <text:list text:continue-numbering="false" text:style-name="OrgBulletedList">
        <text:list-item>
          <text:p text:style-name="Text_20_body">
Due to the way dynamic finders in Active Record extract options from method parameters, a method parameter can mistakenly be used as a scope. Carefully crafted requests can use the scope to inject arbitrary SQL. 

</text:p>
        </text:list-item>
        <text:list-item>
          <text:p text:style-name="Text_20_body">
Impacted code passes user provided data to a dynamic finder like this:  

</text:p>
        </text:list-item>
      </text:list>
      <text:p text:style-name="OrgSrcBlockLastLine"><text:span text:style-name="OrgSrcFontLockTypeFace">Post</text:span>.find_by_id(params[<text:span text:style-name="OrgSrcFontLockConstantFace">:id</text:span>])</text:p>
      <text:list text:continue-numbering="false" text:style-name="OrgBulletedList">
        <text:list-item>
          <text:p text:style-name="Text_20_body">
<text:span text:style-name="Bold">Does not effect record.find() methods</text:span> e.g.

</text:p>
        </text:list-item>
      </text:list>
      <text:p text:style-name="OrgSrcBlockLastLine"><text:span text:style-name="OrgSrcFontLockTypeFace">Post</text:span>.find(params[<text:span text:style-name="OrgSrcFontLockConstantFace">:id</text:span>])</text:p>
      <text:h text:style-name="Heading_20_3" text:outline-level="3"><text:bookmark-start text:name="OrgXref.sec-2-1-1"/><text:bookmark text:name="sec-2-1-1"/>More on dynamic finders<text:bookmark-end text:name="OrgXref.sec-2-1-1"/></text:h>
      <text:list text:continue-numbering="false" text:style-name="OrgBulletedList">
        <text:list-item>
          <text:p text:style-name="Text_20_body">
Rails dynamically creates finder methods on your ActiveRecords for each column in your schema

</text:p>
        </text:list-item>
        <text:list-item>
          <text:p text:style-name="Text_20_body">
e.g. if <text:span text:style-name="OrgCode">User</text:span> has columns id, name, phone then the model will have methods

</text:p>
        </text:list-item>
      </text:list>
      <text:p text:style-name="OrgSrcBlock"><text:span text:style-name="OrgSrcFontLockTypeFace">User</text:span>.find_by_id(params[<text:span text:style-name="OrgSrcFontLockConstantFace">:id</text:span>])</text:p>
      <text:p text:style-name="OrgSrcBlock"><text:span text:style-name="OrgSrcFontLockTypeFace">User</text:span>.find_by_name(params[<text:span text:style-name="OrgSrcFontLockConstantFace">:name</text:span>])</text:p>
      <text:p text:style-name="OrgSrcBlockLastLine"><text:span text:style-name="OrgSrcFontLockTypeFace">User</text:span>.find_by_phone(params[<text:span text:style-name="OrgSrcFontLockConstantFace">:name</text:span>])</text:p>
      <text:p text:style-name="OrgSrcBlock"><text:span text:style-name="OrgSrcFontLockCommentDelimiterFace">#<text:s/></text:span><text:span text:style-name="OrgSrcFontLockCommentFace">Fetches<text:s/>a<text:s/>user<text:s/>record<text:s/>by<text:s/>name,<text:s/>but<text:s/>only<text:s/>fetch<text:s/>the<text:s/>'id'<text:s/>and<text:s/>'name'<text:s/>fields</text:span><text:span text:style-name="OrgSrcFontLockCommentFace">.</text:span></text:p>
      <text:p text:style-name="OrgSrcBlock"><text:span text:style-name="OrgSrcFontLockTypeFace">User</text:span>.find_by_name(<text:span text:style-name="OrgSrcFontLockStringFace">"kotori"</text:span>,<text:s/><text:span text:style-name="OrgSrcFontLockConstantFace">:select</text:span><text:s/>=&gt;<text:s/><text:span text:style-name="OrgSrcFontLockStringFace">"id,<text:s/>name"</text:span>)</text:p>
      <text:p text:style-name="OrgSrcBlock"><text:span text:style-name="OrgSrcFontLockCommentDelimiterFace">#<text:s/></text:span><text:span text:style-name="OrgSrcFontLockCommentFace">=&gt;<text:s/>SELECT<text:s/>id,<text:s/>name<text:s/>FROM<text:s/>users<text:s/>WHERE<text:s/>name<text:s/>=<text:s/>'kotori'<text:s/>LIMIT<text:s/></text:span><text:span text:style-name="OrgSrcFontLockCommentFace">1</text:span></text:p>
      <text:p text:style-name="OrgSrcBlock"/>
      <text:p text:style-name="OrgSrcBlock"><text:span text:style-name="OrgSrcFontLockCommentDelimiterFace">#<text:s/></text:span><text:span text:style-name="OrgSrcFontLockCommentFace">You<text:s/>can<text:s/>inject<text:s/>arbitrary<text:s/>SQL<text:s/>if<text:s/>you<text:s/>wish</text:span><text:span text:style-name="OrgSrcFontLockCommentFace">:</text:span></text:p>
      <text:p text:style-name="OrgSrcBlock"><text:span text:style-name="OrgSrcFontLockTypeFace">User</text:span>.find_by_name(<text:span text:style-name="OrgSrcFontLockStringFace">"kotori"</text:span>,<text:s/><text:span text:style-name="OrgSrcFontLockConstantFace">:select</text:span><text:s/>=&gt;<text:s/><text:span text:style-name="OrgSrcFontLockStringFace">"id,<text:s/>name<text:s/>FROM<text:s/>users;<text:s/>DROP<text:s/>TABLE<text:s/>users;<text:s/>--"</text:span>)</text:p>
      <text:p text:style-name="OrgSrcBlockLastLine"><text:span text:style-name="OrgSrcFontLockCommentDelimiterFace">#<text:s/></text:span><text:span text:style-name="OrgSrcFontLockCommentFace">=&gt;<text:s/>SELECT<text:s/>id,<text:s/>name<text:s/>FROM<text:s/>users;<text:s/>DROP<text:s/>TABLE<text:s/>users;<text:s/>--<text:s/>FROM<text:s/>users<text:s/>WHERE<text:s/>name<text:s/>=<text:s/>'kotori'<text:s/>LIMIT<text:s/></text:span><text:span text:style-name="OrgSrcFontLockCommentFace">1</text:span></text:p>
      <text:list text:continue-numbering="false" text:style-name="OrgBulletedList">
        <text:list-item>
          <text:p text:style-name="Text_20_body">
The vulnerability lies in the fact that “find<text:span text:style-name="OrgSubscript">by</text:span><text:span text:style-name="OrgSubscript">*</text:span>” also accepted calls in which only the options parameter is given. In that case, it thinks that the value parameter is nil.

</text:p>
        </text:list-item>
      </text:list>
      <text:p text:style-name="OrgSrcBlock"><text:span text:style-name="OrgSrcFontLockTypeFace">User</text:span>.find_by_name(<text:span text:style-name="OrgSrcFontLockConstantFace">:select</text:span><text:s/>=&gt;<text:s/><text:span text:style-name="OrgSrcFontLockStringFace">"1;<text:s/>DROP<text:s/>TABLE<text:s/>users;<text:s/>--"</text:span>)</text:p>
      <text:p text:style-name="OrgSrcBlockLastLine"><text:span text:style-name="OrgSrcFontLockCommentDelimiterFace">#<text:s/></text:span><text:span text:style-name="OrgSrcFontLockCommentFace">=&gt;<text:s/>SELECT<text:s/>1;<text:s/>DROP<text:s/>TABLE<text:s/>users;<text:s/>--<text:s/>FROM<text:s/>users<text:s/>WHERE<text:s/>name<text:s/>IS<text:s/>NULL<text:s/>LIMIT<text:s/>1</text:span><text:span text:style-name="OrgSrcFontLockCommentFace">;</text:span></text:p>
      <text:list text:continue-numbering="false" text:style-name="OrgBulletedList">
        <text:list-item>
          <text:p text:style-name="Text_20_body">
if user could pass an options hash instead of a string to <text:span text:style-name="OrgCode">User.find_by_name(params[:name])</text:span> then they could trigger this

</text:p>
        </text:list-item>
      </text:list>
      <text:p text:style-name="Text_20_body">

The following URL

</text:p>
      <text:p text:style-name="OrgFixedWidthBlock">/example-url?name[select]=whatever&amp;name[limit]=23</text:p>
      <text:p text:style-name="Text_20_body">
generates a <text:span text:style-name="OrgCode">params[:name]</text:span> of =

</text:p>
      <text:p text:style-name="OrgFixedWidthBlock"> {"select" =&gt; "whatever", "limit" =&gt; 23 }</text:p>
      <text:p text:style-name="Text_20_body">

i.e. <text:span text:style-name="OrgCode">params[:name]</text:span> is now a hash and not a string

</text:p>
      <text:p text:style-name="Text_20_body">

<text:span text:style-name="Bold">BUT</text:span> its not a "proper" hash with symbol type keys e.g.

</text:p>
      <text:p text:style-name="OrgFixedWidthBlock">{ :select =&gt; "whatever", :limit =&gt; 23 }</text:p>
      <text:p text:style-name="Text_20_body">
and so it wont be accepted by Rails.

</text:p>
      <text:p text:style-name="Text_20_body">

However AuthLogic makes the following call

</text:p>
      <text:p text:style-name="OrgFixedWidthBlock">User.find_by_persistence_token(the_token)</text:p>
      <text:p text:style-name="Text_20_body">
in which <text:span text:style-name="OrgCode">the_token</text:span> <text:span text:style-name="Emphasis">can</text:span> be an options hash through the use of the Rails session data authentication method.

</text:p>
      <text:p text:style-name="Quotations">
The Rails session mechanism allows storing arbitrary Ruby objects, including hashes with symbol keys. Rails provides a variety of session stores, the default being the cookie store which stores session data in a cookie on the client. The cookie data is not encrypted, but is signed with an HMAC to prevent tampering. The cookie store is fast, does not require any server-side maintenance, and is only meant for session data that do not contain sensitive information such as credit card numbers. Apps that store sensitive information in the session should use the database session store instead. Nevertheless, it turned out that 95% of all Rails apps only ever store the user authentication credentials in the session, so the cookie store was made the default.

</text:p>
      <text:p text:style-name="Quotations">
So to inject arbitrary SQL, you need to tamper with the cookie, which requires the HMAC key. The HMAC key is the so-called session secret. As the name implies, it is supposed to be secret. Rails generates a random 512-bit secret upon project creation. This is why most Rails apps that are running Authlogic are not exploitable: the attacker does not know the secret. Open source Rails apps however can form a problem. Many of them come with a default session secret, but the user never customizes them, so all those instances end up using the same HMAC key, making them very easily exploitable. Of course, in this case the operator have to worry about more than just SQL injection. If the HMAC key is known then anybody can send fake credentials to the app.

</text:p>
      <text:h text:style-name="Heading_20_2" text:outline-level="2"><text:bookmark-start text:name="OrgXref.sec-2-2"/><text:bookmark text:name="sec-2-2"/>Other part of the problem - HMAC secret token<text:bookmark-end text:name="OrgXref.sec-2-2"/></text:h>
      <text:p text:style-name="Quotations">
<text:span text:style-name="Emphasis">When a RoR application is created the secret which goes into the HMAC will be created along with all the other files a minimal RoR application would need. This secret usually is a 64 byte long random string and lives in railsapp/config/initializers/secret<text:span text:style-name="OrgSubscript">token</text:span>.rb. The simple problem is, that most developers are simply not aware of the confidentiality of this file, and in result they'll happly check it into Github or other online repositories.</text:span>

</text:p>
      <text:h text:style-name="Heading_20_3" text:outline-level="3"><text:bookmark-start text:name="OrgXref.sec-2-2-1"/><text:bookmark text:name="sec-2-2-1"/>In Rails 2.3.x this is stored in<text:bookmark-end text:name="OrgXref.sec-2-2-1"/></text:h>
      <text:p text:style-name="Text_20_body">
<text:span text:style-name="OrgCode">config/environment.rb</text:span> 

</text:p>
      <text:p text:style-name="OrgSrcBlock">config.action_controller.session<text:s/>=<text:s/>{</text:p>
      <text:p text:style-name="OrgSrcBlock"><text:s/><text:s/><text:s/><text:s/><text:s/><text:s/><text:s/><text:s/><text:s/><text:span text:style-name="OrgSrcFontLockConstantFace">:session_key</text:span><text:s/>=&gt;<text:s/><text:span text:style-name="OrgSrcFontLockStringFace">'_sis_session'</text:span>,</text:p>
      <text:p text:style-name="OrgSrcBlock"><text:s/><text:s/><text:s/><text:s/><text:s/><text:s/><text:s/><text:s/><text:s/><text:span text:style-name="OrgSrcFontLockConstantFace">:secret</text:span><text:s/><text:s/><text:s/><text:s/><text:s/><text:s/>=&gt;<text:s/><text:span text:style-name="OrgSrcFontLockStringFace">'blah-blah-blah....</text:span><text:span text:style-name="OrgSrcFontLockStringFace">'</text:span></text:p>
      <text:p text:style-name="OrgSrcBlockLastLine">}</text:p>
      <text:h text:style-name="Heading_20_1" text:outline-level="1"><text:bookmark-start text:name="OrgXref.sec-3"/><text:bookmark text:name="sec-3"/>How much of a potential problem is this for MyNBCS specifically:<text:bookmark-end text:name="OrgXref.sec-3"/></text:h>
      <text:h text:style-name="Heading_20_2" text:outline-level="2"><text:bookmark-start text:name="OrgXref.sec-3-1"/><text:bookmark text:name="sec-3-1"/>Probably not a huge risk<text:bookmark-end text:name="OrgXref.sec-3-1"/></text:h>
      <text:list text:continue-numbering="false" text:style-name="OrgBulletedList">
        <text:list-item>
          <text:p text:style-name="Text_20_body">
This is not an immediate threat because our application is not hosted on a public repository and our secret cookie session verification key is thus not publically accessible.

</text:p>
        </text:list-item>
      </text:list>
      <text:h text:style-name="Heading_20_2" text:outline-level="2"><text:bookmark-start text:name="OrgXref.sec-3-2"/><text:bookmark text:name="sec-3-2"/>There may be other exploits<text:bookmark-end text:name="OrgXref.sec-3-2"/></text:h>
      <text:list text:continue-numbering="false" text:style-name="OrgBulletedList">
        <text:list-item>
          <text:p text:style-name="Text_20_body">
There may be other exploits depending on how our application uses <text:span text:style-name="OrgCode">find_by_*</text:span> methods

</text:p>
          <text:list text:continue-numbering="true" text:style-name="OrgBulletedList">
            <text:list-item>
              <text:p text:style-name="Text_20_body">
Do we, or one of our plugins gems, pass a user generated hash with symbol keys to an ActiveRecord dynamic finder method?

</text:p>
            </text:list-item>
            <text:list-item>
              <text:p text:style-name="Text_20_body">
Unlikely but possible.

</text:p>
            </text:list-item>
          </text:list>
        </text:list-item>
      </text:list>
      <text:h text:style-name="Heading_20_1" text:outline-level="1"><text:bookmark-start text:name="OrgXref.sec-4"/><text:bookmark text:name="sec-4"/>Potential Fixes<text:bookmark-end text:name="OrgXref.sec-4"/></text:h>
      <text:list text:continue-numbering="false" text:style-name="OrgNumberedList">
        <text:list-item>
          <text:p text:style-name="Text_20_body">
<text:span text:style-name="Bold">Upgrade to the latest Rails 3.x version</text:span>

</text:p>
          <text:list text:continue-numbering="true" text:style-name="OrgBulletedList">
            <text:list-item>
              <text:p text:style-name="Text_20_body">
This solves everything, you don’t need to do anything else. <text:span text:style-name="OrgCode">“find_by_*”</text:span> has been patched so that the first parameter may not be an options hash.

</text:p>
            </text:list-item>
          </text:list>
        </text:list-item>
        <text:list-item>
          <text:p text:style-name="Text_20_body">
<text:span text:style-name="Bold">Manually fix code with workarounds</text:span> - ensure that we only pass strings or integers to <text:span text:style-name="OrgCode">“find_by_*”</text:span> methods, e.g. <text:span text:style-name="OrgCode">find_by_name(params[:name].to_s)</text:span>

</text:p>
          <text:list text:continue-numbering="true" text:style-name="OrgBulletedList">
            <text:list-item>
              <text:p text:style-name="Text_20_body">
This requires changing all code, <text:span text:style-name="Emphasis">including third party code</text:span>.

</text:p>
            </text:list-item>
            <text:list-item>
              <text:p text:style-name="Text_20_body">
Not recommended as we’ll likely overlook things.

</text:p>
            </text:list-item>
          </text:list>
        </text:list-item>
        <text:list-item>
          <text:p text:style-name="Text_20_body">
<text:span text:style-name="Bold">Keep the session secret a secret</text:span>

</text:p>
          <text:list text:continue-numbering="true" text:style-name="OrgBulletedList">
            <text:list-item>
              <text:p text:style-name="Text_20_body">
There may be other exploits depending on how our application uses <text:span text:style-name="OrgCode">find_by_*</text:span> methods 

</text:p>
            </text:list-item>
          </text:list>
        </text:list-item>
        <text:list-item>
          <text:p text:style-name="Text_20_body">
<text:span text:style-name="Bold">Some localised monkey patch of Active Record/Rails?</text:span>

</text:p>
          <text:list text:continue-numbering="true" text:style-name="OrgBulletedList">
            <text:list-item>
              <text:p text:style-name="Text_20_body">
Avoid the rest of upgrade but merely dynamically change Active Record - either in Rails setup code or with git patch

</text:p>
            </text:list-item>
            <text:list-item>
              <text:p text:style-name="Text_20_body">
<text:span text:style-name="Emphasis">Ugly</text:span> solution. Effectively forking Rails.

</text:p>
            </text:list-item>
          </text:list>
        </text:list-item>
      </text:list>
      <text:h text:style-name="Heading_20_1" text:outline-level="1"><text:bookmark-start text:name="OrgXref.sec-5"/><text:bookmark text:name="sec-5"/>Estimated Costs for Potential Fixes<text:bookmark-end text:name="OrgXref.sec-5"/></text:h>
      <text:list text:continue-numbering="false" text:style-name="OrgNumberedList">
        <text:list-item>
          <text:p text:style-name="Text_20_body">
Cost as described previously for upgrading

</text:p>
          <text:list text:continue-numbering="true" text:style-name="OrgBulletedList">
            <text:list-item>
              <text:p text:style-name="Text_20_body">
i.e. a full Rails 3 upgrade approximately <text:span text:style-name="Bold">1 month</text:span>

</text:p>
            </text:list-item>
          </text:list>
        </text:list-item>
        <text:list-item>
          <text:p text:style-name="Text_20_body">
Not terribly labour intensive in terms of updating Catalyst generated code - <text:span text:style-name="Bold">about a day</text:span>.

</text:p>
          <text:list text:continue-numbering="true" text:style-name="OrgBulletedList">
            <text:list-item>
              <text:p text:style-name="Text_20_body">
However not really practical in terms of third party code - <text:span text:style-name="OrgCode">vendor/plugins</text:span> and gems

</text:p>
            </text:list-item>
          </text:list>
        </text:list-item>
        <text:list-item>
          <text:p text:style-name="Text_20_body">
This is the default and thus <text:span text:style-name="Bold">doesn't require doing anything</text:span>.

</text:p>
          <text:list text:continue-numbering="true" text:style-name="OrgBulletedList">
            <text:list-item>
              <text:p text:style-name="Text_20_body">
However, although unlikely, other issues may exist where the app calls an ActiveRecord dynamic finder on a hash with symbol keys, depending on what the app is doing. Would need some scrutiny to check up on this - <text:span text:style-name="Bold">About a day</text:span> for our code or less though third party code makes this more complicated.

</text:p>
            </text:list-item>
          </text:list>
        </text:list-item>
        <text:list-item>
          <text:p text:style-name="Text_20_body">
Not huge. <text:span text:style-name="Bold">A couple of days</text:span> to be reasonably careful but could do in a day probably. 

</text:p>
        </text:list-item>
      </text:list>
      <text:h text:style-name="Heading_20_1" text:outline-level="1"><text:bookmark-start text:name="OrgXref.sec-6"/><text:bookmark text:name="sec-6"/>Bottom Line<text:bookmark-end text:name="OrgXref.sec-6"/></text:h>
      <text:list text:continue-numbering="false" text:style-name="OrgBulletedList">
        <text:list-item>
          <text:p text:style-name="Text_20_body">
This is not an immediate threat because our application source code is not hosted on a public repository and our secret cookie session verification key is thus not publicly accessible.

</text:p>
        </text:list-item>
        <text:list-item>
          <text:p text:style-name="Text_20_body">
There may be other exploitable options due to the way ActiveRecord dynamic finders work but this is the main one and it requires knowledge of the session verification key (and for the application to use AuthLogic).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bdb76b"/>
    </style:style>
    <style:style style:name="OrgSrcFontLockCommentFace" style:family="text">
      <style:text-properties fo:color="#00cd66"/>
    </style:style>
    <style:style style:name="OrgSrcFontLockCommentDelimiterFace" style:family="text">
      <style:text-properties fo:color="#00cd66"/>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5deb3"/>
    </style:style>
    <style:style style:name="OrgSrcFontLockConstantFace" style:family="text">
      <style:text-properties fo:color="#40e0d0"/>
    </style:style>
    <style:style style:name="OrgSrcFontLockTypeFace" style:family="text">
      <style:text-properties fo:color="#7fffd4"/>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l Henke</dc:creator>
    <meta:initial-creator>Hal Henke</meta:initial-creator>
    <dc:date>2013-01-04T10:42:30+11:00</dc:date>
    <meta:creation-date>2013-01-04T10:42:30+11:00</meta:creation-date>
    <meta:generator>Org-7.8.11/Emacs-24.2.1</meta:generator>
    <meta:keyword/>
    <dc:subject/>
    <dc:title>Solutions To Potential Rails ActiveRecord SQL Injection problem</dc:title>
  </office:meta>
</office:document-meta>
</file>